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" svg:font-family="Times"/>
    <style:font-face style:name="Monaco1" svg:font-family="Monaco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enlo Regular" svg:font-family="'Menlo Regular'" style:font-family-generic="roman" style:font-pitch="variable"/>
    <style:font-face style:name="Monaco" svg:font-family="Monaco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Courier" svg:font-family="Courier" style:font-family-generic="system" style:font-pitch="variable"/>
    <style:font-face style:name="Menlo Regular1" svg:font-family="'Menlo Regular'" style:font-family-generic="system" style:font-pitch="variable"/>
    <style:font-face style:name="Monaco2" svg:font-family="Monac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20pt" fo:language="en" fo:country="GB" fo:font-weight="bold" style:font-size-asian="20pt" style:font-weight-asian="bold"/>
    </style:style>
    <style:style style:name="P2" style:family="paragraph" style:parent-style-name="Standard">
      <style:text-properties style:font-name="Arial1" fo:language="en" fo:country="GB"/>
    </style:style>
    <style:style style:name="P3" style:family="paragraph" style:parent-style-name="Standard">
      <style:text-properties style:font-name="Arial1" fo:language="en" fo:country="GB" fo:font-weight="bold" style:font-weight-asian="bold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text-properties fo:color="#008080" style:font-name="Monaco" fo:font-size="11pt" style:font-size-asian="11pt" style:font-name-complex="Monaco2" style:font-size-complex="11pt"/>
    </style:style>
    <style:style style:name="P6" style:family="paragraph" style:parent-style-name="Standard">
      <style:paragraph-properties fo:orphans="0" fo:widows="0"/>
      <style:text-properties style:font-name="Monaco" fo:font-size="10pt" style:font-size-asian="10pt" style:font-name-complex="Monaco2" style:font-size-complex="11pt"/>
    </style:style>
    <style:style style:name="P7" style:family="paragraph" style:parent-style-name="Standard">
      <style:paragraph-properties fo:orphans="0" fo:widows="0"/>
      <style:text-properties style:font-name="Monaco" fo:font-size="11pt" style:font-size-asian="11pt" style:font-name-complex="Monaco2" style:font-size-complex="11pt"/>
    </style:style>
    <style:style style:name="P8" style:family="paragraph" style:parent-style-name="Standard">
      <style:text-properties fo:color="#000000" style:font-name="Monaco" fo:font-size="11pt" style:font-size-asian="11pt" style:font-name-complex="Monaco2" style:font-size-complex="11pt"/>
    </style:style>
    <style:style style:name="P9" style:family="paragraph" style:parent-style-name="Standard">
      <style:paragraph-properties fo:orphans="0" fo:widows="0"/>
      <style:text-properties fo:color="#000000" style:font-name="Monaco" fo:font-size="11pt" style:font-size-asian="11pt" style:font-name-complex="Monaco2" style:font-size-complex="11pt"/>
    </style:style>
    <style:style style:name="P10" style:family="paragraph" style:parent-style-name="Standard">
      <style:paragraph-properties fo:orphans="0" fo:widows="0"/>
      <style:text-properties style:font-name="Monaco1" fo:font-size="11pt" style:font-name-asian="Monaco1" style:font-size-asian="11pt" style:font-name-complex="Monaco1" style:font-size-complex="11pt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style:font-name="Arial1" fo:language="en" fo:country="GB"/>
    </style:style>
    <style:style style:name="P13" style:family="paragraph" style:parent-style-name="Standard">
      <style:paragraph-properties fo:margin-left="0.25in" fo:margin-right="0in" fo:text-indent="0in" style:auto-text-indent="false"/>
      <style:text-properties style:font-name="Arial1" fo:language="en" fo:country="GB"/>
    </style:style>
    <style:style style:name="P14" style:family="paragraph" style:parent-style-name="Standard">
      <style:paragraph-properties fo:margin-left="0.4925in" fo:margin-right="0in" fo:text-indent="0in" style:auto-text-indent="false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Arial1" fo:language="en" fo:country="GB"/>
    </style:style>
    <style:style style:name="P16" style:family="paragraph" style:parent-style-name="Standard">
      <style:paragraph-properties fo:margin-left="0in" fo:margin-right="0in" fo:orphans="0" fo:widows="0" fo:text-indent="0.5in" style:auto-text-indent="false"/>
    </style:style>
    <style:style style:name="P17" style:family="paragraph" style:parent-style-name="Standard">
      <style:paragraph-properties fo:margin-left="1.5in" fo:margin-right="0in" fo:orphans="0" fo:widows="0" fo:text-indent="-1.5in" style:auto-text-indent="false"/>
      <style:text-properties style:font-name="Arial1" fo:font-size="11pt" style:font-size-asian="11pt" style:font-name-complex="Arial2" style:font-size-complex="11pt"/>
    </style:style>
    <style:style style:name="P18" style:family="paragraph" style:parent-style-name="List_20_Paragraph">
      <style:text-properties style:font-name="Arial1" fo:language="en" fo:country="GB"/>
    </style:style>
    <style:style style:name="P19" style:family="paragraph" style:parent-style-name="List_20_Paragraph">
      <style:text-properties style:font-name="Arial1" fo:language="en" fo:country="GB" fo:font-weight="bold" style:font-weight-asian="bold"/>
    </style:style>
    <style:style style:name="P20" style:family="paragraph" style:parent-style-name="List_20_Paragraph">
      <style:text-properties style:font-name="Arial1" fo:font-size="14pt" fo:language="en" fo:country="GB" style:font-size-asian="14pt"/>
    </style:style>
    <style:style style:name="P21" style:family="paragraph" style:parent-style-name="Standard">
      <style:text-properties style:font-name="Arial1" fo:language="en" fo:country="GB"/>
    </style:style>
    <style:style style:name="P22" style:family="paragraph" style:parent-style-name="Standard">
      <style:text-properties style:font-name="Arial1" fo:language="en" fo:country="GB" fo:font-weight="bold" style:font-weight-asian="bold"/>
    </style:style>
    <style:style style:name="P23" style:family="paragraph" style:parent-style-name="Standard">
      <style:text-properties fo:color="#000000" style:font-name="Monaco" fo:font-size="10pt" style:font-size-asian="10pt" style:font-name-complex="Monaco2" style:font-size-complex="11pt"/>
    </style:style>
    <style:style style:name="P24" style:family="paragraph" style:parent-style-name="Standard">
      <style:paragraph-properties fo:orphans="0" fo:widows="0"/>
      <style:text-properties fo:color="#000000" style:font-name="Monaco" fo:font-size="10pt" style:font-size-asian="10pt" style:font-name-complex="Monaco2" style:font-size-complex="11pt"/>
    </style:style>
    <style:style style:name="P25" style:family="paragraph" style:parent-style-name="Standard">
      <style:text-properties fo:color="#000000" style:font-name="Monaco" fo:font-size="11pt" style:font-name-asian="Monaco1" style:font-size-asian="11pt" style:font-name-complex="Monaco2" style:font-size-complex="11pt"/>
    </style:style>
    <style:style style:name="P26" style:family="paragraph" style:parent-style-name="Standard">
      <style:text-properties fo:color="#000000" style:font-name="Monaco" fo:font-size="11pt" style:font-size-asian="11pt" style:font-name-complex="Monaco2" style:font-size-complex="11pt"/>
    </style:style>
    <style:style style:name="P27" style:family="paragraph" style:parent-style-name="Standard">
      <style:paragraph-properties fo:orphans="0" fo:widows="0"/>
      <style:text-properties fo:color="#000000" style:font-name="Monaco" fo:font-size="11pt" style:font-size-asian="11pt" style:font-name-complex="Monaco2" style:font-size-complex="11pt"/>
    </style:style>
    <style:style style:name="P28" style:family="paragraph" style:parent-style-name="Standard">
      <style:paragraph-properties fo:orphans="0" fo:widows="0"/>
      <style:text-properties fo:color="#3f5fbf" style:font-name="Monaco" fo:font-size="11pt" style:font-size-asian="11pt" style:font-name-complex="Monaco2" style:font-size-complex="11pt"/>
    </style:style>
    <style:style style:name="P29" style:family="paragraph" style:parent-style-name="Standard">
      <style:text-properties style:font-name="Monaco1" fo:font-size="11pt" style:font-name-asian="Monaco1" style:font-size-asian="11pt" style:font-name-complex="Monaco1" style:font-size-complex="11pt"/>
    </style:style>
    <style:style style:name="P30" style:family="paragraph" style:parent-style-name="Standard">
      <style:paragraph-properties fo:orphans="0" fo:widows="0"/>
      <style:text-properties style:font-name="Monaco1" fo:font-size="11pt" style:font-name-asian="Monaco1" style:font-size-asian="11pt" style:font-name-complex="Monaco1" style:font-size-complex="11pt"/>
    </style:style>
    <style:style style:name="P31" style:family="paragraph" style:parent-style-name="Standard">
      <style:paragraph-properties fo:orphans="0" fo:widows="0"/>
      <style:text-properties style:font-name="Monaco" fo:font-size="11pt" style:font-size-asian="11pt" style:font-name-complex="Monaco2" style:font-size-complex="11pt"/>
    </style:style>
    <style:style style:name="P32" style:family="paragraph" style:parent-style-name="Standard">
      <style:text-properties style:font-name="Monaco" fo:font-size="11pt" fo:font-style="italic" style:font-style-asian="italic" style:font-style-complex="italic"/>
    </style:style>
    <style:style style:name="P33" style:family="paragraph" style:parent-style-name="Standard">
      <style:paragraph-properties fo:orphans="0" fo:widows="0"/>
    </style:style>
    <style:style style:name="P34" style:family="paragraph" style:parent-style-name="Standard">
      <style:paragraph-properties fo:margin-left="0.5in" fo:margin-right="0in" fo:text-indent="0in" style:auto-text-indent="false"/>
      <style:text-properties style:font-name="Arial1" fo:language="en" fo:country="GB"/>
    </style:style>
    <style:style style:name="P35" style:family="paragraph" style:parent-style-name="Standard">
      <style:paragraph-properties fo:margin-left="0in" fo:margin-right="0in" fo:orphans="0" fo:widows="0" fo:text-indent="0.5in" style:auto-text-indent="false"/>
      <style:text-properties style:font-name="Arial1" fo:font-weight="bold" style:font-weight-asian="bold" style:font-name-complex="Monaco2" style:font-size-complex="11pt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20pt" fo:language="en" fo:country="GB" fo:font-weight="bold" style:font-size-asian="20pt" style:font-weight-asian="bold"/>
    </style:style>
    <style:style style:name="P37" style:family="paragraph" style:parent-style-name="Standard">
      <style:paragraph-properties fo:margin-left="0in" fo:margin-right="0in" fo:orphans="0" fo:widows="0" fo:text-indent="0in" style:auto-text-indent="false"/>
      <style:text-properties style:font-name="Monaco1" fo:font-size="11pt" style:font-name-asian="Monaco1" style:font-size-asian="11pt" style:font-name-complex="Monaco1" style:font-size-complex="11pt"/>
    </style:style>
    <style:style style:name="P38" style:family="paragraph" style:parent-style-name="List_20_Paragraph" style:list-style-name="WWNum1">
      <style:text-properties style:font-name="Arial1" fo:font-size="14pt" fo:language="en" fo:country="GB" fo:font-weight="bold" style:font-size-asian="14pt" style:font-weight-asian="bold"/>
    </style:style>
    <style:style style:name="P39" style:family="paragraph" style:parent-style-name="List_20_Paragraph">
      <style:text-properties style:font-name="Arial1" fo:language="en" fo:country="GB"/>
    </style:style>
    <style:style style:name="P40" style:family="paragraph" style:parent-style-name="List_20_Paragraph" style:list-style-name="L1">
      <style:text-properties style:font-name="Arial1" fo:language="en" fo:country="GB"/>
    </style:style>
    <style:style style:name="P41" style:family="paragraph" style:parent-style-name="List_20_Paragraph">
      <style:text-properties style:font-name="Arial1" fo:language="en" fo:country="GB" fo:font-weight="bold" style:font-weight-asian="bold"/>
    </style:style>
    <style:style style:name="P42" style:family="paragraph" style:parent-style-name="List_20_Paragraph" style:list-style-name="L2"/>
    <style:style style:name="T1" style:family="text">
      <style:text-properties style:font-name="Arial1" fo:language="en" fo:country="GB"/>
    </style:style>
    <style:style style:name="T2" style:family="text">
      <style:text-properties style:font-name="Arial1" fo:font-size="12pt" fo:language="en" fo:country="GB" fo:font-weight="normal" style:font-size-asian="12pt" style:font-weight-asian="normal" style:font-size-complex="12pt" style:font-weight-complex="normal"/>
    </style:style>
    <style:style style:name="T3" style:family="text">
      <style:text-properties fo:color="#008080" style:font-name="Monaco" fo:font-size="10pt" style:font-size-asian="10pt" style:font-name-complex="Monaco2" style:font-size-complex="11pt"/>
    </style:style>
    <style:style style:name="T4" style:family="text">
      <style:text-properties fo:color="#008080" style:font-name="Monaco" fo:font-size="11pt" style:font-size-asian="11pt" style:font-name-complex="Monaco2" style:font-size-complex="11pt"/>
    </style:style>
    <style:style style:name="T5" style:family="text">
      <style:text-properties style:font-name="Monaco" fo:font-size="10pt" style:font-size-asian="10pt" style:font-name-complex="Monaco2" style:font-size-complex="11pt"/>
    </style:style>
    <style:style style:name="T6" style:family="text">
      <style:text-properties style:font-name="Monaco" fo:font-size="11pt" style:font-size-asian="11pt" style:font-name-complex="Monaco2" style:font-size-complex="11pt"/>
    </style:style>
    <style:style style:name="T7" style:family="text">
      <style:text-properties fo:color="#3f7f7f" style:font-name="Monaco" fo:font-size="10pt" style:font-size-asian="10pt" style:font-name-complex="Monaco2" style:font-size-complex="11pt"/>
    </style:style>
    <style:style style:name="T8" style:family="text">
      <style:text-properties fo:color="#3f7f7f" style:font-name="Monaco" fo:font-size="11pt" style:font-size-asian="11pt" style:font-name-complex="Monaco2" style:font-size-complex="11pt"/>
    </style:style>
    <style:style style:name="T9" style:family="text">
      <style:text-properties fo:color="#7f007f" style:font-name="Monaco" fo:font-size="10pt" style:font-size-asian="10pt" style:font-name-complex="Monaco2" style:font-size-complex="11pt"/>
    </style:style>
    <style:style style:name="T10" style:family="text">
      <style:text-properties fo:color="#7f007f" style:font-name="Monaco" fo:font-size="11pt" style:font-size-asian="11pt" style:font-name-complex="Monaco2" style:font-size-complex="11pt"/>
    </style:style>
    <style:style style:name="T11" style:family="text">
      <style:text-properties fo:color="#7f007f" style:font-name="Monaco1" fo:font-size="10pt" fo:font-style="italic" style:font-name-asian="Monaco1" style:font-size-asian="10pt" style:font-style-asian="italic" style:font-name-complex="Monaco1" style:font-size-complex="10pt" style:font-style-complex="italic"/>
    </style:style>
    <style:style style:name="T12" style:family="text">
      <style:text-properties fo:color="#000000"/>
    </style:style>
    <style:style style:name="T13" style:family="text">
      <style:text-properties fo:color="#000000" style:font-name="Monaco" fo:font-size="10pt" style:font-size-asian="10pt" style:font-name-complex="Monaco2" style:font-size-complex="11pt"/>
    </style:style>
    <style:style style:name="T14" style:family="text">
      <style:text-properties fo:color="#000000" style:font-name="Monaco" fo:font-size="11pt" style:font-size-asian="11pt" style:font-name-complex="Monaco2" style:font-size-complex="11pt"/>
    </style:style>
    <style:style style:name="T15" style:family="text">
      <style:text-properties fo:color="#000000" style:font-name="Monaco1" fo:font-size="10pt" fo:font-style="italic" style:font-name-asian="Monaco1" style:font-size-asian="10pt" style:font-style-asian="italic" style:font-name-complex="Monaco1" style:font-size-complex="10pt" style:font-style-complex="italic"/>
    </style:style>
    <style:style style:name="T16" style:family="text">
      <style:text-properties fo:color="#000000" fo:font-style="italic" style:font-style-asian="italic" style:font-style-complex="italic"/>
    </style:style>
    <style:style style:name="T17" style:family="text">
      <style:text-properties fo:color="#000000" style:font-name-asian="Monaco1" style:font-size-asian="11pt" style:font-name-complex="Monaco2" style:font-size-complex="11pt"/>
    </style:style>
    <style:style style:name="T18" style:family="text">
      <style:text-properties fo:color="#2a00ff" style:font-name="Monaco" fo:font-size="10pt" fo:font-style="italic" style:font-size-asian="10pt" style:font-style-asian="italic" style:font-name-complex="Monaco2" style:font-size-complex="11pt" style:font-style-complex="italic"/>
    </style:style>
    <style:style style:name="T19" style:family="text">
      <style:text-properties fo:color="#2a00ff" style:font-name="Monaco" fo:font-size="10pt" fo:language="en" fo:country="GB" fo:font-style="italic" style:font-size-asian="10pt" style:font-style-asian="italic" style:font-name-complex="Monaco2" style:font-size-complex="11pt" style:font-style-complex="italic"/>
    </style:style>
    <style:style style:name="T20" style:family="text">
      <style:text-properties fo:color="#2a00ff" style:font-name="Monaco" fo:font-size="11pt" fo:font-style="italic" style:font-size-asian="11pt" style:font-style-asian="italic" style:font-name-complex="Monaco2" style:font-size-complex="11pt" style:font-style-complex="italic"/>
    </style:style>
    <style:style style:name="T21" style:family="text">
      <style:text-properties fo:color="#2a00ff" style:font-name="Monaco1" fo:font-size="10pt" fo:font-style="italic" style:font-name-asian="Monaco1" style:font-size-asian="10pt" style:font-style-asian="italic" style:font-name-complex="Monaco1" style:font-size-complex="10pt" style:font-style-complex="italic"/>
    </style:style>
    <style:style style:name="T22" style:family="text">
      <style:text-properties fo:color="#3366ff" style:font-name="Monaco" fo:font-size="11pt" fo:font-style="italic" style:font-size-asian="11pt" style:font-style-asian="italic" style:font-name-complex="Courier" style:font-size-complex="13pt"/>
    </style:style>
    <style:style style:name="T23" style:family="text">
      <style:text-properties fo:color="#7f0055" fo:font-weight="bold" style:font-weight-asian="bold" style:font-weight-complex="bold"/>
    </style:style>
    <style:style style:name="T24" style:family="text">
      <style:text-properties fo:color="#3f7f5f" style:font-name="Monaco" fo:font-size="11pt" style:font-size-asian="11pt" style:font-name-complex="Monaco2" style:font-size-complex="11pt"/>
    </style:style>
    <style:style style:name="T25" style:family="text">
      <style:text-properties fo:color="#3f7f5f" style:font-name="Monaco1" fo:font-size="11pt" fo:language="en" fo:country="GB" style:text-underline-style="solid" style:text-underline-width="auto" style:text-underline-color="font-color" fo:font-weight="normal" style:font-size-asian="11pt" style:font-weight-asian="normal" style:font-name-complex="Monaco2" style:font-size-complex="11pt" style:font-weight-complex="normal"/>
    </style:style>
    <style:style style:name="T26" style:family="text">
      <style:text-properties fo:color="#3f7f5f" style:font-name="Monaco1" fo:font-size="11pt" style:font-size-asian="11pt" style:font-name-complex="Monaco2" style:font-size-complex="11pt"/>
    </style:style>
    <style:style style:name="T27" style:family="text">
      <style:text-properties style:font-name="Times" fo:font-size="13pt" fo:background-color="#ffffff"/>
    </style:style>
    <style:style style:name="T28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/>Adinch Tracking User Guide.</text:p>
      <text:p text:style-name="P1"/>
      <text:p text:style-name="P3">Introduction</text:p>
      <text:p text:style-name="P3"/>
      <text:p text:style-name="P2">This guide will help you to include the Adinch Tracking SDK into your application. </text:p>
      <text:p text:style-name="P2"/>
      <text:p text:style-name="P3">SDK Integration</text:p>
      <text:p text:style-name="P3"/>
      <text:p text:style-name="Standard"><text:span text:style-name="T1">The following steps should be performed in Eclipse to include the </text:span><text:span text:style-name="T2">Adinch Tracking </text:span><text:span text:style-name="T1">into your Android Application :</text:span></text:p>
      <text:p text:style-name="P2"/>
      <text:list xml:id="list5528964062069205904" text:style-name="WWNum1">
        <text:list-item>
          <text:p text:style-name="P38">Include the Adinch Tracking SDK library. </text:p>
        </text:list-item>
      </text:list>
      <text:p text:style-name="P18"/>
      <text:p text:style-name="P18">In your application, create a folder ‘libs’ and drag the jar file adinch_tracking_sdk.jar into the libs folder.</text:p>
      <text:p text:style-name="P20"/>
      <text:list xml:id="list1754026869" text:continue-numbering="true" text:style-name="WWNum1">
        <text:list-item>
          <text:p text:style-name="P38">Add settings to your application manifest :</text:p>
        </text:list-item>
      </text:list>
      <text:p text:style-name="P12"/>
      <text:p text:style-name="P12">Open AndroidManifest.xml and add the following lines within the application tag.</text:p>
      <text:p text:style-name="P12"/>
      <text:p text:style-name="P12"/>
      <text:p text:style-name="P4"><text:span text:style-name="T3">&lt;</text:span><text:span text:style-name="T7">receiver</text:span><text:span text:style-name="T5"> </text:span><text:span text:style-name="T11">android:name</text:span><text:span text:style-name="T15">=</text:span><text:span text:style-name="T21">"adinch.app.install.AdinchReceiver"</text:span><text:span text:style-name="T5"> a</text:span><text:span text:style-name="T9">ndroid:exported</text:span><text:span text:style-name="T13">=</text:span><text:span text:style-name="T18">"true"</text:span><text:span text:style-name="T3">&gt;</text:span></text:p>
      <text:p text:style-name="P24"><text:tab/><text:tab/></text:p>
      <text:p text:style-name="P4"><text:span text:style-name="T13"><text:tab/></text:span><text:span text:style-name="T3">&lt;</text:span><text:span text:style-name="T7">intent-filter</text:span><text:span text:style-name="T3">&gt;</text:span></text:p>
      <text:p text:style-name="P4"><text:span text:style-name="T13"><text:tab/><text:tab/><text:tab/></text:span><text:span text:style-name="T3">&lt;</text:span><text:span text:style-name="T7">action</text:span><text:span text:style-name="T5"> </text:span><text:span text:style-name="T9">android:name</text:span><text:span text:style-name="T13">=</text:span><text:span text:style-name="T18">"com.android.vending.INSTALL_REFERRER"</text:span><text:span text:style-name="T5"> </text:span><text:span text:style-name="T3">/&gt;</text:span></text:p>
      <text:p text:style-name="P4"><text:span text:style-name="T13"><text:tab/></text:span><text:span text:style-name="T3">&lt;/</text:span><text:span text:style-name="T7">intent-filter</text:span><text:span text:style-name="T3">&gt;</text:span></text:p>
      <text:p text:style-name="P4"><text:span text:style-name="T3">&lt;/</text:span><text:span text:style-name="T7">receiver</text:span><text:span text:style-name="T3">&gt;</text:span></text:p>
      <text:p text:style-name="Standard"><text:span text:style-name="T7">&lt;meta-data</text:span><text:span text:style-name="T5"> </text:span><text:span text:style-name="T9">android:name</text:span><text:span text:style-name="T13">=</text:span><text:span text:style-name="T18">"APP_NAME"</text:span><text:span text:style-name="T5"> </text:span><text:span text:style-name="T9">android:value</text:span><text:span text:style-name="T13">=</text:span><text:span text:style-name="T18">"YOUR.APPLICATION.NAME"</text:span><text:span text:style-name="T5"> </text:span><text:span text:style-name="T3">/&gt;</text:span></text:p>
      <text:p text:style-name="Standard"><text:span text:style-name="T7">&lt;meta-data</text:span><text:span text:style-name="T5"> </text:span><text:span text:style-name="T9">android:name</text:span><text:span text:style-name="T13">=</text:span><text:span text:style-name="T18">"</text:span><text:span text:style-name="T21">ADINCH_TRACKING_ID</text:span><text:span text:style-name="T18">"</text:span><text:span text:style-name="T5"> </text:span><text:span text:style-name="T9">android:value</text:span><text:span text:style-name="T13">=</text:span><text:span text:style-name="T18">"YOUR.TRACKING.ID"</text:span><text:span text:style-name="T5"> </text:span><text:span text:style-name="T3">/&gt;</text:span></text:p>
      <text:p text:style-name="P13"/>
      <text:list xml:id="list5324013485017371692" text:style-name="L1">
        <text:list-item>
          <text:p text:style-name="P40">Replace <text:span text:style-name="T18">YOUR.APPLICATION.NAME</text:span> with your application package name along the lines of com.yourcompany.yourapplication </text:p>
        </text:list-item>
      </text:list>
      <text:p text:style-name="P18"><text:s/></text:p>
      <text:list xml:id="list5304876841548482859" text:style-name="L2">
        <text:list-item>
          <text:p text:style-name="P42"><text:span text:style-name="T1">Replace </text:span><text:span text:style-name="T19">YOUR.TRACKING.ID</text:span><text:span text:style-name="T1"> with the Tracking ID code given to you by </text:span><text:span text:style-name="T2">Adinch Tracking</text:span><text:span text:style-name="T1">.</text:span></text:p>
        </text:list-item>
      </text:list>
      <text:p text:style-name="P2"/>
      <text:p text:style-name="P14"><text:span text:style-name="T1"><text:tab/>Add the following lines to AndroidManifest.xml after the &lt;/application&gt; tag to allow permissions for the </text:span><text:span text:style-name="T2">Adinch Tracking </text:span><text:span text:style-name="T1">SDK</text:span></text:p>
      <text:p text:style-name="P15"/>
      <text:p text:style-name="P28">&lt;!-- Container TAG requires Internet permission --&gt;</text:p>
      <text:p text:style-name="P4"><text:span text:style-name="T4">&lt;</text:span><text:span text:style-name="T8">uses-permission</text:span><text:span text:style-name="T6"> </text:span><text:span text:style-name="T10">android:name</text:span><text:span text:style-name="T14">=</text:span><text:span text:style-name="T20">"android.permission.INTERNET"</text:span><text:span text:style-name="T6"> </text:span><text:span text:style-name="T4">/&gt;</text:span><text:span text:style-name="T14"> <text:s text:c="3"/></text:span></text:p>
      <text:p text:style-name="P4"><text:span text:style-name="T4">&lt;</text:span><text:span text:style-name="T8">uses-permission</text:span><text:span text:style-name="T6"> </text:span><text:span text:style-name="T10">android:name</text:span><text:span text:style-name="T14">=</text:span><text:span text:style-name="T20">"android.permission.ACCESS_WIFI_STATE"</text:span><text:span text:style-name="T6"> </text:span><text:span text:style-name="T4">/&gt;</text:span></text:p>
      <text:p text:style-name="Standard"><text:span text:style-name="T4">&lt;</text:span><text:span text:style-name="T8">uses-permission</text:span><text:span text:style-name="T6"> </text:span><text:span text:style-name="T10">android:name</text:span><text:span text:style-name="T14">=</text:span><text:span text:style-name="T20">"android.permission.READ_PHONE_STATE"</text:span><text:span text:style-name="T6"> </text:span><text:span text:style-name="T4">/&gt;</text:span></text:p>
      <text:p text:style-name="P5"/>
      <text:p text:style-name="P5"/>
      <text:list xml:id="list2041492256" text:continue-list="list1754026869" text:style-name="WWNum1">
        <text:list-item>
          <text:p text:style-name="P38">If you have any other referral Tracking :</text:p>
        </text:list-item>
      </text:list>
      <text:p text:style-name="P12"/>
      <text:p text:style-name="P11"><text:span text:style-name="T1">You should only have a single receiver for the INSTALL_REFERRER intent. If you are using any other referral tracking providers such as Admob or GoogleAnalytics, </text:span><text:span text:style-name="T2">Adinch Tracking </text:span><text:span text:style-name="T1">provides a mechanism to forward the intent from the market on to other receivers. Simply add a line like the following one (The example given below is for Admob) within the receiver tags :</text:span></text:p>
      <text:p text:style-name="P2"/>
      <text:p text:style-name="P28">&lt;!—Forward the referral to Admob --&gt;</text:p>
      <text:p text:style-name="P4"><text:span text:style-name="T4">&lt;</text:span><text:span text:style-name="T8">meta-data</text:span><text:span text:style-name="T6"> </text:span><text:span text:style-name="T10">android:name</text:span><text:span text:style-name="T14">=</text:span><text:span text:style-name="T20">"forward.Admob"</text:span></text:p>
      <text:p text:style-name="Standard"><text:soft-page-break/><text:span text:style-name="T6"><text:s text:c="8"/></text:span><text:span text:style-name="T10">android:value</text:span><text:span text:style-name="T14">=</text:span><text:span text:style-name="T20">"</text:span><text:span text:style-name="T22">com.admob.android.ads.analytics.InstallReceiver</text:span><text:span text:style-name="T20">"</text:span><text:span text:style-name="T6"> </text:span><text:span text:style-name="T4">/&gt;</text:span></text:p>
      <text:p text:style-name="P2"/>
      <text:p text:style-name="P2">The name of the tag (in this case forward.Admob) can be anything so long as it is unique. So the code within the receiver tags would then look like :</text:p>
      <text:p text:style-name="P2"/>
      <text:p text:style-name="P4"><text:span text:style-name="T3">&lt;</text:span><text:span text:style-name="T7">receiver</text:span><text:span text:style-name="T5"> </text:span><text:span text:style-name="T9">android:name</text:span><text:span text:style-name="T13">=</text:span><text:span text:style-name="T18">"</text:span><text:span text:style-name="T21">adinch.app.install.AdinchReceiver</text:span><text:span text:style-name="T18">"</text:span><text:span text:style-name="T5"> a</text:span><text:span text:style-name="T9">ndroid:exported</text:span><text:span text:style-name="T13">=</text:span><text:span text:style-name="T18">"true"</text:span><text:span text:style-name="T3">&gt;</text:span></text:p>
      <text:p text:style-name="P24"><text:tab/><text:tab/></text:p>
      <text:p text:style-name="P4"><text:span text:style-name="T13"><text:tab/></text:span><text:span text:style-name="T3">&lt;</text:span><text:span text:style-name="T7">intent-filter</text:span><text:span text:style-name="T3">&gt;</text:span></text:p>
      <text:p text:style-name="P4"><text:span text:style-name="T13"><text:tab/><text:tab/><text:tab/></text:span><text:span text:style-name="T3">&lt;</text:span><text:span text:style-name="T7">action</text:span><text:span text:style-name="T5"> </text:span><text:span text:style-name="T9">android:name</text:span><text:span text:style-name="T13">=</text:span><text:span text:style-name="T18">"com.android.vending.INSTALL_REFERRER"</text:span><text:span text:style-name="T5"> </text:span><text:span text:style-name="T3">/&gt;</text:span></text:p>
      <text:p text:style-name="P4"><text:span text:style-name="T13"><text:tab/></text:span><text:span text:style-name="T3">&lt;/</text:span><text:span text:style-name="T7">intent-filter</text:span><text:span text:style-name="T3">&gt;</text:span></text:p>
      <text:p text:style-name="P16"><text:span text:style-name="T4">&lt;</text:span><text:span text:style-name="T8">meta-data</text:span><text:span text:style-name="T6"> </text:span><text:span text:style-name="T10">android:name</text:span><text:span text:style-name="T14">=</text:span><text:span text:style-name="T20">"forward.Admob"</text:span></text:p>
      <text:p text:style-name="Standard"><text:span text:style-name="T6"><text:s text:c="8"/></text:span><text:span text:style-name="T10">android:value</text:span><text:span text:style-name="T14">=</text:span><text:span text:style-name="T20">"</text:span><text:span text:style-name="T22">com.admob.android.ads.analytics.InstallReceiver</text:span><text:span text:style-name="T20">"</text:span><text:span text:style-name="T6"> </text:span><text:span text:style-name="T4">/&gt;</text:span></text:p>
      <text:p text:style-name="P6"/>
      <text:p text:style-name="P4"><text:span text:style-name="T3">&lt;/</text:span><text:span text:style-name="T7">receiver</text:span><text:span text:style-name="T3">&gt;</text:span></text:p>
      <text:p text:style-name="P2"/>
      <text:p text:style-name="Standard"><text:span text:style-name="T1">You can add as many receivers as you like and the </text:span><text:span text:style-name="T2">Adinch Tracking </text:span><text:span text:style-name="T1">SDK will forward the referral broadcast on to each of them.</text:span></text:p>
      <text:p text:style-name="P2"/>
      <text:list xml:id="list1634045815" text:continue-numbering="true" text:style-name="WWNum1">
        <text:list-item>
          <text:p text:style-name="P38">Call the Adinch Tracking SDK. </text:p>
        </text:list-item>
      </text:list>
      <text:p text:style-name="P19"/>
      <text:p text:style-name="P35">a) At the top of your main file include the Tag library :</text:p>
      <text:p text:style-name="P7"/>
      <text:p text:style-name="P10"><text:span text:style-name="T23">import</text:span><text:span text:style-name="T12"> adinch.app.install.AdinchConnect;</text:span></text:p>
      <text:p text:style-name="P19"/>
      <text:p text:style-name="P19">b) Inside your applications OnCreate function add the following lines :</text:p>
      <text:p text:style-name="P2"/>
      <text:p text:style-name="P4"><text:span text:style-name="T24">// Connect with the </text:span><text:span text:style-name="T25">Adinch Tracking </text:span><text:span text:style-name="T24">server. <text:s/>Call this when the application first starts.</text:span></text:p>
      <text:p text:style-name="P29"><text:span text:style-name="T12">AdinchConnect.</text:span><text:span text:style-name="T16">getConnectInstance</text:span><text:span text:style-name="T12">(</text:span><text:span text:style-name="T23">this</text:span><text:span text:style-name="T12">);</text:span></text:p>
      <text:p text:style-name="P29"><text:span text:style-name="T12"/></text:p>
      <text:list xml:id="list2007062211" text:continue-numbering="true" text:style-name="WWNum1">
        <text:list-item>
          <text:p text:style-name="P38">Check results. </text:p>
        </text:list-item>
      </text:list>
      <text:p text:style-name="P19"/>
      <text:p text:style-name="P37"><text:span text:style-name="T12">Enter in command line:</text:span></text:p>
      <text:p text:style-name="P25"><text:tab/><text:span text:style-name="T28">adb shell</text:span></text:p>
      <text:p text:style-name="P32"><text:span text:style-name="T17"><text:tab/></text:span><text:span text:style-name="T27">am broadcast -a com.android.vending.INSTALL_REFERRER – n &lt;your.package.name&gt;/adinch.app.install.AdinchReceiver --es "referrer" "utm_source..." </text:span></text:p>
      <text:p text:style-name="P25"/>
      <text:p text:style-name="P8">if you see this text in LogCat:</text:p>
      <text:p text:style-name="P8"/>
      <text:p text:style-name="P23">01-21 10:57:18.520: I/AdinchAppListener(11069): --------------------</text:p>
      <text:p text:style-name="P23">01-21 10:57:18.520: I/AdinchAppListener(11069): response status: 200</text:p>
      <text:p text:style-name="P23">01-21 10:57:18.520: I/AdinchAppListener(11069): response size: 4</text:p>
      <text:p text:style-name="P23">01-21 10:57:18.520: I/AdinchAppListener(11069): response: </text:p>
      <text:p text:style-name="P23">01-21 10:57:18.520: I/AdinchAppListener(11069): None</text:p>
      <text:p text:style-name="P23">01-21 10:57:18.520: I/AdinchAppListener(11069): --------------------</text:p>
      <text:p text:style-name="P9"/>
      <text:p text:style-name="P9">Tracking was added successful. </text:p>
      <text:p text:style-name="P9"/>
      <text:p text:style-name="P1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" svg:font-family="Times"/>
    <style:font-face style:name="Monaco1" svg:font-family="Monaco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enlo Regular" svg:font-family="'Menlo Regular'" style:font-family-generic="roman" style:font-pitch="variable"/>
    <style:font-face style:name="Monaco" svg:font-family="Monaco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Courier" svg:font-family="Courier" style:font-family-generic="system" style:font-pitch="variable"/>
    <style:font-face style:name="Menlo Regular1" svg:font-family="'Menlo Regular'" style:font-family-generic="system" style:font-pitch="variable"/>
    <style:font-face style:name="Monaco2" svg:font-family="Monaco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Arial Unicode MS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fo:keep-together="always" fo:keep-with-next="always"/>
      <style:text-properties fo:color="#4f81bd" style:font-name="Calibri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5866in" fo:margin-left="0.3937in" fo:margin-right="0.3937in" style:writing-mode="lr-tb" style:layout-grid-color="#c0c0c0" style:layout-grid-lines="2721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Hayton</meta:initial-creator>
    <meta:editing-cycles>8</meta:editing-cycles>
    <meta:creation-date>2013-04-24T11:01:00</meta:creation-date>
    <dc:date>2014-01-21T11:00:15</dc:date>
    <meta:editing-duration>PT1H14M17S</meta:editing-duration>
    <meta:generator>OpenOffice.org/3.4$Unix OpenOffice.org_project/340m1$Build-9590</meta:generator>
    <meta:document-statistic meta:table-count="0" meta:image-count="0" meta:object-count="0" meta:page-count="2" meta:paragraph-count="58" meta:word-count="415" meta:character-count="3563"/>
    <meta:user-defined meta:name="AppVersion">12.0000</meta:user-defined>
    <meta:user-defined meta:name="Company">Matthew Arnold Schoo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